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63"/>
          <table:table-cell table:style-name="ce1" office:value-type="string" calcext:value-type="string">
            <text:p>Ganadora</text:p>
          </table:table-cell>
          <table:table-cell table:style-name="ce155" office:value-type="string" calcext:value-type="string">
            <text:p>Ale</text:p>
          </table:table-cell>
          <table:table-cell table:style-name="ce155" office:value-type="string" calcext:value-type="string">
            <text:p>Pablo</text:p>
          </table:table-cell>
          <table:table-cell table:style-name="ce155" office:value-type="string" calcext:value-type="string">
            <text:p>Portillo</text:p>
          </table:table-cell>
          <table:table-cell table:style-name="ce155" office:value-type="string" calcext:value-type="string">
            <text:p>Migue</text:p>
          </table:table-cell>
          <table:table-cell table:style-name="ce155" office:value-type="string" calcext:value-type="string">
            <text:p>Andrés</text:p>
          </table:table-cell>
          <table:table-cell table:style-name="ce155" office:value-type="string" calcext:value-type="string">
            <text:p>Berto</text:p>
          </table:table-cell>
          <table:table-cell table:style-name="ce155" office:value-type="string" calcext:value-type="string">
            <text:p>Jose</text:p>
          </table:table-cell>
          <table:table-cell table:style-name="ce155" office:value-type="string" calcext:value-type="string">
            <text:p>Apuesta</text:p>
          </table:table-cell>
          <table:table-cell table:style-name="ce183" table:number-columns-repeated="1004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6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6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6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6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6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156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0" calcext:value-type="float">
            <text:p>0</text:p>
          </table:table-cell>
          <table:table-cell table:style-name="ce156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0" calcext:value-type="float">
            <text:p>0</text:p>
          </table:table-cell>
          <table:table-cell table:style-name="ce156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H3]" office:value-type="string" office:string-value="La sustancia" calcext:value-type="string">
            <text:p>La sustancia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/>
          <table:table-cell table:style-name="ce33" table:number-columns-repeated="1004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70" calcext:value-type="float">
            <text:p>70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70" calcext:value-type="float">
            <text:p>70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70" calcext:value-type="float">
            <text:p>70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70" calcext:value-type="float">
            <text:p>70</text:p>
          </table:table-cell>
          <table:table-cell table:style-name="ce149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70" calcext:value-type="float">
            <text:p>70</text:p>
          </table:table-cell>
          <table:table-cell table:style-name="ce149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70" calcext:value-type="float">
            <text:p>70</text:p>
          </table:table-cell>
          <table:table-cell table:style-name="ce149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2">
          <table:table-cell table:style-name="ce7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123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123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63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/>
          <table:table-cell table:style-name="ce33" table:number-columns-repeated="1004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/>
          <table:table-cell table:style-name="ce33" table:number-columns-repeated="1004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6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6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146"/>
          <table:table-cell table:style-name="ce33" table:number-columns-repeated="1004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8" table:style-name="ce158" office:value-type="string" calcext:value-type="string">
            <text:p>?</text:p>
          </table:table-cell>
          <table:table-cell table:style-name="ce33" table:number-columns-repeated="1004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s vidas de Sing Sing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B12]" office:value-type="string" office:string-value="A Complete Unknown" calcext:value-type="string">
            <text:p>A Complete Unknown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J12]" office:value-type="string" office:string-value="Nickel boys" calcext:value-type="string">
            <text:p>Nickel boys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low, un mundo que salvar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La semilla de la higuera sagrad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B13]" office:value-type="string" office:string-value="Aún estoy aquí" calcext:value-type="string">
            <text:p>Aún estoy aquí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J13]" office:value-type="string" office:string-value="The Girl with the needle" calcext:value-type="string">
            <text:p>The Girl with the needle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Inside Out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emorias de un caracol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formula="of:=[.B14]" office:value-type="string" office:string-value="Flow, un mundo que salvar" calcext:value-type="string">
            <text:p>Flow, un mundo que salvar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The Brutalist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H15]" office:value-type="string" office:string-value="The Brutalist" calcext:value-type="string">
            <text:p>The Brutalist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ari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osferatu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formula="of:=[.F17]" office:value-type="string" office:string-value="Emilia Pérez" calcext:value-type="string">
            <text:p>Emilia Pérez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etter Ma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l reino del planeta de los simio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B19]" office:value-type="string" office:string-value="Alien: Romulus" calcext:value-type="string">
            <text:p>Alien: Romulus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D19]" office:value-type="string" office:string-value="Better Man" calcext:value-type="string">
            <text:p>Better Man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8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H21]" office:value-type="string" office:string-value="The Brutalist" calcext:value-type="string">
            <text:p>The Brutalist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H22]" office:value-type="string" office:string-value="Nosferatu" calcext:value-type="string">
            <text:p>Nosferatu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Cónclav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Gladiator II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sferatu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icked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/>
          <table:table-cell table:style-name="ce33" table:number-columns-repeated="1004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Other Lan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Porcelain Wa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Soundtrack to a Coup d’Eta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J25]" office:value-type="string" office:string-value="Sugarcane" calcext:value-type="string">
            <text:p>Sugarcane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Anuja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'm not a robo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Last Ranger</text:p>
          </table:table-cell>
          <table:covered-table-cell table:style-name="ce84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8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D26]" office:value-type="string" office:string-value="Anuja" calcext:value-type="string">
            <text:p>Anuja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n the Shadow of Cypres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agic Cand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ander to Wonde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Yuck!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 Am Ready, Warden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cide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struments of a Beating Hear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 only girl in the orchestra</text:p>
          </table:table-cell>
          <table:covered-table-cell table:style-name="ce86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H28]" office:value-type="string" office:string-value="Instruments of a Beating Heart" calcext:value-type="string">
            <text:p>Instruments of a Beating Heart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D28]" office:value-type="string" office:string-value="I Am Ready, Warden" calcext:value-type="string">
            <text:p>I Am Ready, Warden</text:p>
          </table:table-cell>
          <table:table-cell table:style-name="ce169"/>
          <table:table-cell table:style-name="ce33" table:number-columns-repeated="1004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5-03-03T00:06:38.876000000</dc:date>
    <meta:editing-duration>PT13H27M49S</meta:editing-duration>
    <meta:editing-cycles>95</meta:editing-cycles>
    <meta:generator>LibreOffice/7.5.4.2$Windows_X86_64 LibreOffice_project/36ccfdc35048b057fd9854c757a8b67ec53977b6</meta:generator>
    <meta:document-statistic meta:table-count="1" meta:cell-count="370" meta:object-count="0"/>
  </office:meta>
</office:document-meta>
</file>